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c92f"/>
    </style:style>
    <style:style style:name="P2" style:family="paragraph" style:parent-style-name="Heading_20_1">
      <style:text-properties officeooo:rsid="0020c92f" officeooo:paragraph-rsid="0020c92f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Standard" style:list-style-name="L1">
      <style:paragraph-properties fo:line-height="150%"/>
      <style:text-properties officeooo:paragraph-rsid="00214731"/>
    </style:style>
    <style:style style:name="P6" style:family="paragraph" style:parent-style-name="Standard" style:list-style-name="L3">
      <style:paragraph-properties fo:line-height="150%"/>
    </style:style>
    <style:style style:name="P7" style:family="paragraph" style:parent-style-name="Standard" style:list-style-name="L1">
      <style:paragraph-properties fo:line-height="150%"/>
      <style:text-properties officeooo:rsid="001f9ee2" officeooo:paragraph-rsid="001f9ee2"/>
    </style:style>
    <style:style style:name="P8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/>
      <style:text-properties officeooo:rsid="0020c92f" officeooo:paragraph-rsid="0020c92f"/>
    </style:style>
    <style:style style:name="P10" style:family="paragraph" style:parent-style-name="Title">
      <style:text-properties officeooo:rsid="0020c92f" officeooo:paragraph-rsid="0020c92f"/>
    </style:style>
    <style:style style:name="T1" style:family="text">
      <style:text-properties officeooo:rsid="001fb73b"/>
    </style:style>
    <style:style style:name="T2" style:family="text">
      <style:text-properties officeooo:rsid="002147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poran</text:p>
      <text:p text:style-name="P9"/>
      <text:p text:style-name="P9">Nama : Ari Ali Nugroho</text:p>
      <text:p text:style-name="P9">Kelas : 11 IPA 3</text:p>
      <text:p text:style-name="P3"/>
      <text:p text:style-name="P3">Waktu : <text:span text:style-name="T1">4</text:span> Mei 2020 (video durasi: <text:span text:style-name="T1">25 menit</text:span>)</text:p>
      <text:p text:style-name="P3">Sumber : Internet (youtube.com)</text:p>
      <text:p text:style-name="P3">Penceramah : Ustadz <text:span text:style-name="T1">Adi hidayat</text:span></text:p>
      <text:p text:style-name="P8">Materi : <text:span text:style-name="T1">Interaksi dengan al-Qur’an</text:span></text:p>
      <text:h text:style-name="P2" text:outline-level="1">Rangkuman:</text:h>
      <text:p text:style-name="P1"/>
      <text:list xml:id="list1348549412" text:style-name="L1">
        <text:list-item>
          <text:p text:style-name="P4">Salah satu kegiatan nabi saat ramadhan adalah memaksimalkan interaksi dengan <text:span text:style-name="T2">a</text:span>l-Quran.</text:p>
        </text:list-item>
        <text:list-item>
          <text:p text:style-name="P5">Nabi shallallahu ‘alaihi wa sallam khatam al-<text:span text:style-name="T2">Q</text:span>uran setiap bulan ramadhan, dan 2 kali ketika menjelang wafatnya.</text:p>
        </text:list-item>
        <text:list-item>
          <text:p text:style-name="P4">Beberapa ulama khatam al-Quran setiap harinya.</text:p>
        </text:list-item>
        <text:list-item>
          <text:p text:style-name="P4">al-Qur'an sebagai sarana berdzikir (Mengingat) kepada Allah.</text:p>
        </text:list-item>
        <text:list-item>
          <text:p text:style-name="P7">Tilawah al-Qur’an adalah membaca, memahami, dan mengamalkan isi Al-Qur’an</text:p>
        </text:list-item>
        <text:list-item>
          <text:p text:style-name="P4">Untuk menjadikan ibadah menjadi khusyu adalah untuk memahami arti setiap bacaan. (Bacaan sholat, dll).</text:p>
        </text:list-item>
        <text:list-item>
          <text:p text:style-name="P4">Rasulullah shallallahu ‘alaihi wa sallam bersabda, "Tidaklah suatu kaum berkumpul di salah satu rumah dari rumah-rumah Allah (masjid) membaca Kitabullah dan saling mempelajarinya, melainkan akan turun kepada mereka sakinah (ketenangan), mereka akan dinaungi rahmat, mereka akan dilingkupi para malaikat dan Allah akan menyebut-nyebut mereka di sisi para makhluk yang dimuliakan di sisi-Nya."</text:p>
        </text:list-item>
        <text:list-item>
          <text:p text:style-name="P4">Keutamaan tilawah al-Qur'an:</text:p>
        </text:list-item>
      </text:list>
      <text:list xml:id="list1364633217" text:style-name="L3">
        <text:list-item>
          <text:p text:style-name="P6">Mendapatkan ketenangan.</text:p>
        </text:list-item>
        <text:list-item>
          <text:p text:style-name="P6">Mendapatkan rahmat dari Allah.</text:p>
        </text:list-item>
        <text:list-item>
          <text:p text:style-name="P6">Dihadiri oleh para malaikat (didoakan oleh malaikan).</text:p>
        </text:list-item>
        <text:list-item>
          <text:p text:style-name="P6">Disanjung oleh Allah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2:27:16.368298117</meta:creation-date>
    <dc:date>2020-05-04T12:40:25.108602936</dc:date>
    <meta:editing-duration>PT13M10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1" meta:paragraph-count="20" meta:word-count="181" meta:character-count="1239" meta:non-whitespace-character-count="1090"/>
  </office:meta>
</office:document-meta>
</file>